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ist_5f_declaration_5f_versement" style:display-name="List_declaration_versement" style:family="table">
      <style:table-properties style:width="17.013cm" fo:margin-left="0cm" fo:margin-right="-0.012cm" table:align="margins"/>
    </style:style>
    <style:style style:name="List_5f_declaration_5f_versement.A" style:display-name="List_declaration_versement.A" style:family="table-column">
      <style:table-column-properties style:column-width="11.296cm" style:rel-column-width="43513*"/>
    </style:style>
    <style:style style:name="List_5f_declaration_5f_versement.B" style:display-name="List_declaration_versement.B" style:family="table-column">
      <style:table-column-properties style:column-width="3.071cm" style:rel-column-width="11829*"/>
    </style:style>
    <style:style style:name="List_5f_declaration_5f_versement.C" style:display-name="List_declaration_versement.C" style:family="table-column">
      <style:table-column-properties style:column-width="2.646cm" style:rel-column-width="10193*"/>
    </style:style>
    <style:style style:name="List_5f_declaration_5f_versement.A1" style:display-name="List_declaration_versement.A1" style:family="table-cell">
      <style:table-cell-properties fo:background-color="#c0c0c0" fo:padding="0.097cm" fo:border="none">
        <style:background-image/>
      </style:table-cell-properties>
    </style:style>
    <style:style style:name="List_5f_declaration_5f_versement.A2" style:display-name="List_declaration_versement.A2" style:family="table-cell">
      <style:table-cell-properties fo:padding="0.097cm" fo:border="none"/>
    </style:style>
    <style:style style:name="P1" style:family="paragraph" style:parent-style-name="contenu_20_tableau_20_1e_20_ligne">
      <style:paragraph-properties fo:text-align="start" style:justify-single-word="false"/>
    </style:style>
    <style:style style:name="P2" style:family="paragraph" style:parent-style-name="contenu_20_tableau_20_1e_20_ligne">
      <style:paragraph-properties fo:text-align="end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List_declaration_versement" table:style-name="List_5f_declaration_5f_versement">
        <table:table-column table:style-name="List_5f_declaration_5f_versement.A"/>
        <table:table-column table:style-name="List_5f_declaration_5f_versement.B"/>
        <table:table-column table:style-name="List_5f_declaration_5f_versement.C"/>
        <table:table-header-rows>
          <table:table-row>
            <table:table-cell table:style-name="List_5f_declaration_5f_versement.A1" office:value-type="string">
              <text:p text:style-name="P1">%{HEADER_ROWS:1}%%=entete_declarationVersement_prestations=%</text:p>
            </table:table-cell>
            <table:table-cell table:style-name="List_5f_declaration_5f_versement.A1" office:value-type="string">
              <text:p text:style-name="P2"/>
            </table:table-cell>
            <table:table-cell table:style-name="List_5f_declaration_5f_versement.A1" office:value-type="string">
              <text:p text:style-name="P2">%=entete_declarationVersement_montants=%</text:p>
            </table:table-cell>
          </table:table-row>
        </table:table-header-rows>
        <table:table-row>
          <table:table-cell table:style-name="List_5f_declaration_5f_versement.A2" office:value-type="string">
            <text:p text:style-name="P3">%{colonneMontantAnneePrec}%%=col_montant_annee_Prec_label=%</text:p>
          </table:table-cell>
          <table:table-cell table:style-name="List_5f_declaration_5f_versement.A2" office:value-type="string">
            <text:p text:style-name="P4">%=col_monnaie_label=%</text:p>
          </table:table-cell>
          <table:table-cell table:style-name="List_5f_declaration_5f_versement.A2" office:value-type="string">
            <text:p text:style-name="P4">%=col_montant_annee_prec=%</text:p>
          </table:table-cell>
        </table:table-row>
        <table:table-row>
          <table:table-cell table:style-name="List_5f_declaration_5f_versement.A2" office:value-type="string">
            <text:p text:style-name="P3">%{colonneMontantAnnee}%%=col_montant_annee_label=%</text:p>
          </table:table-cell>
          <table:table-cell table:style-name="List_5f_declaration_5f_versement.A2" office:value-type="string">
            <text:p text:style-name="P4">%=col_monnaie_label=%</text:p>
          </table:table-cell>
          <table:table-cell table:style-name="List_5f_declaration_5f_versement.A2" office:value-type="string">
            <text:p text:style-name="P4">%=col_montant_annee=%</text:p>
          </table:table-cell>
        </table:table-row>
        <table:table-row>
          <table:table-cell table:style-name="List_5f_declaration_5f_versement.A2" office:value-type="string">
            <text:p text:style-name="P3">%{colonneMontantTotal}%<text:span text:style-name="T1">%=col_montantTotal_Label=%</text:span></text:p>
          </table:table-cell>
          <table:table-cell table:style-name="List_5f_declaration_5f_versement.A2" office:value-type="string">
            <text:p text:style-name="P5">%=col_monnaie_label=%</text:p>
          </table:table-cell>
          <table:table-cell table:style-name="List_5f_declaration_5f_versement.A2" office:value-type="string">
            <text:p text:style-name="P5">%=col_montant_total=%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10-02-25T16:38:29</meta:creation-date>
    <dc:date>2010-12-21T13:43:13</dc:date>
    <meta:editing-cycles>18</meta:editing-cycles>
    <meta:editing-duration>PT1H6M15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1" meta:word-count="43" meta:character-count="389"/>
  </office:meta>
</office:document-meta>
</file>